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deas for Implementing Game in Unity:</text:p>
      <text:p text:style-name="P1"/>
      <text:p text:style-name="P2">GameObjects:</text:p>
      <text:p text:style-name="P2"/>
      <text:p text:style-name="P2">4 Players.</text:p>
      <text:p text:style-name="P2"/>
      <text:p text:style-name="P2">Each Player has:</text:p>
      <text:p text:style-name="P2"><text:tab/>-a set of 5 <text:span text:style-name="T1">set meeples</text:span></text:p>
      <text:p text:style-name="P2"><text:span text:style-name="T1"><text:tab/><text:tab/>-a meeplesource</text:span>: meeplesource always holds the number of meeples that are not exploring the desert</text:p>
      <text:p text:style-name="P2"/>
      <text:p text:style-name="P2"><text:tab/>-an initially empty set of mercenary meeples</text:p>
      <text:p text:style-name="P2"><text:tab/>-a number of water points</text:p>
      <text:p text:style-name="P2"><text:tab/>-a water well, initialized at zero yield</text:p>
      <text:p text:style-name="P2"><text:tab/>-a set of resources:</text:p>
      <text:p text:style-name="P2"><text:tab/><text:tab/>-a number for each type of resource</text:p>
      <text:p text:style-name="P2"/>
      <text:p text:style-name="P1">Sequence of play:</text:p>
      <text:p text:style-name="P1"/>
      <text:p text:style-name="P1"><text:span text:style-name="T2">-on initialization each players meeplesource has 5 meeples</text:span></text:p>
      <text:p text:style-name="P1"><text:span text:style-name="T2"/></text:p>
      <text:p text:style-name="P1"><text:span text:style-name="T2">-players drag meeples to either drop locations on the worker placement board or to the desert tile drop location.</text:span></text:p>
      <text:p text:style-name="P1"><text:span text:style-name="T2"/></text:p>
      <text:p text:style-name="P1"><text:span text:style-name="T2">-worker placement drop locations have capacities. </text:span></text:p>
      <text:p text:style-name="P1"><text:span text:style-name="T2"/></text:p>
      <text:p text:style-name="P1"><text:span text:style-name="T2">-when a worker is dropped on a worker placement drop location he is not returned to the source until ACTION is taken.</text:span></text:p>
      <text:p text:style-name="P1"><text:span text:style-name="T2"/></text:p>
      <text:p text:style-name="P1"><text:span text:style-name="T2">-player clicks on ACTION button to experience the effect of worker placement.</text:span></text:p>
      <text:p text:style-name="P1"><text:span text:style-name="T2"/></text:p>
      <text:p text:style-name="P1"><text:span text:style-name="T2">-when ACTION button is pressed, then every worker placemernt drop location iterates thru the set of meeples that were placed on it. It then has effect on the </text:span>Player that is associated<text:span text:style-name="T2"> with each meeple (i.e.</text:span></text:p>
      <text:p text:style-name="P1"><text:span text:style-name="T2"/></text:p>
      <text:p text:style-name="P1"><text:span text:style-name="T2">Occupant.GetComponent&lt;Player&gt;.DoX(someArg)</text:span></text:p>
      <text:p text:style-name="P1"><text:span text:style-name="T2">)</text:span></text:p>
      <text:p text:style-name="P1"><text:span text:style-name="T2"/></text:p>
      <text:p text:style-name="P1"><text:span text:style-name="T2">the most common actions are to </text:span>increase the water<text:span text:style-name="T2"> available to player </text:span>on that turn<text:span text:style-name="T2">, or, </text:span>to increase the water well<text:span text:style-name="T2"> of that player.</text:span></text:p>
      <text:p text:style-name="P1"><text:span text:style-name="T2"/></text:p>
      <text:p text:style-name="P1"><text:span text:style-name="T2">After all action are taken, </text:span>meeples placed on the worker placement board<text:span text:style-name="T2"> are returned to source (source </text:span>becomes capable of spawning exactly as many meeples as were placed on the worker placement board)<text:span text:style-name="T2">. </text:span></text:p>
      <text:p text:style-name="P1"><text:span text:style-name="T2"/></text:p>
      <text:p text:style-name="P1"><text:span text:style-name="T2">Next is movement phase. </text:span></text:p>
      <text:p text:style-name="P1"><text:span text:style-name="T2">Workers that were placed in the desert during draft phase can be moved thru the desert tiles </text:span></text:p>
      <text:p text:style-name="P1"><text:span text:style-name="T2">Moves occur by dragging the agent over a valid sequence of desert tiles. A sequence is valid IFF every successive tile in the sequence is within + or -1 of the preceding tile AND the number of water </text:span><text:soft-page-break/><text:span text:style-name="T2">available to player is equal or greater than the number of tiles that are crossed.</text:span></text:p>
      <text:p text:style-name="P1"><text:span text:style-name="T2"/></text:p>
      <text:p text:style-name="P1"><text:span text:style-name="T2">Releasing the meeple over the final location causes all selected tiles to flip if they have not already flipped. It sets the occupant of the final tile to this meeple. The effect of this tile is experienced. (if the tile is not connected to the preceding tile, then provided the tiles state is unflipped, then it simply changes sprite to a rotated version before changing state to flip)</text:span></text:p>
      <text:p text:style-name="P1"><text:span text:style-name="T2"/></text:p>
      <text:p text:style-name="P1"><text:span text:style-name="T2">when a tiles state is flipped and if the tile is not connected to a neighbor, then crossing that tile consues double movement points because you need to rotate the tile. Also, if players double click on any non four way tile during the movement phase, then 1 of that players movement points are consumed and then that tile will respond to key presses but rotating. It ceases responding to keypresses when the mouse is clicked again anywhere, or if the placement phase begins. </text:span></text:p>
      <text:p text:style-name="P1"><text:span text:style-name="T2"/></text:p>
      <text:p text:style-name="P1"><text:span text:style-name="T2"/></text:p>
      <text:p text:style-name="P1">How to Implement Desert Tiles:</text:p>
      <text:p text:style-name="P2">-write a tile generator as in the AntLion Game.</text:p>
      <text:p text:style-name="P2">-the tile generator should assign each tile a <text:span text:style-name="T1">pair of integers</text:span> which represent its coordinates in the grid.</text:p>
      <text:p text:style-name="P2">-(x, y). </text:p>
      <text:p text:style-name="P2">-</text:p>
      <text:p text:style-name="P1"><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ily Cramer</meta:initial-creator>
    <meta:creation-date>2014-02-09T13:52:59.02</meta:creation-date>
    <dc:date>2014-02-09T14:51:18.88</dc:date>
    <dc:creator>Emily Cramer</dc:creator>
    <meta:editing-duration>PT58M19S</meta:editing-duration>
    <meta:editing-cycles>4</meta:editing-cycles>
    <meta:generator>OpenOffice/4.0.0$Win32 OpenOffice.org_project/400m3$Build-9702</meta:generator>
    <meta:document-statistic meta:table-count="0" meta:image-count="0" meta:object-count="0" meta:page-count="2" meta:paragraph-count="32" meta:word-count="489" meta:character-count="2837"/>
  </office:meta>
</office:document-meta>
</file>